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expo-serif-pro" svg:font-family="expo-serif-pro, serif"/>
    <style:font-face style:name="muli" svg:font-family="mul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222626" style:font-name="expo-serif-pro" fo:letter-spacing="normal" fo:font-style="normal" fo:font-weight="normal"/>
    </style:style>
    <style:style style:name="P2" style:family="paragraph" style:parent-style-name="Heading_20_3">
      <style:text-properties fo:font-variant="normal" fo:text-transform="none" fo:color="#222626" style:font-name="expo-serif-pro" fo:letter-spacing="normal" fo:font-style="normal" fo:font-weight="normal" officeooo:rsid="001e97b8" officeooo:paragraph-rsid="001e97b8"/>
    </style:style>
    <style:style style:name="P3" style:family="paragraph" style:parent-style-name="Heading_20_3">
      <style:paragraph-properties fo:margin-left="0cm" fo:margin-right="0cm" fo:margin-top="0cm" fo:margin-bottom="0cm" loext:contextual-spacing="false" fo:line-height="300%" fo:orphans="2" fo:widows="2" fo:text-indent="0cm" style:auto-text-indent="false"/>
      <style:text-properties fo:font-variant="normal" fo:text-transform="none" fo:color="#222626" style:font-name="expo-serif-pro" fo:letter-spacing="normal" fo:font-style="normal" fo:font-weight="normal"/>
    </style:style>
    <style:style style:name="P4" style:family="paragraph" style:parent-style-name="Text_20_body">
      <style:text-properties fo:font-variant="normal" fo:text-transform="none" fo:color="#222626" style:font-name="expo-serif-pro" fo:letter-spacing="normal" fo:font-style="normal" fo:font-weight="normal"/>
    </style:style>
    <style:style style:name="P5" style:family="paragraph" style:parent-style-name="Text_20_body">
      <style:paragraph-properties fo:margin-left="0cm" fo:margin-right="0cm" fo:margin-top="0cm" fo:margin-bottom="0cm" loext:contextual-spacing="false" fo:line-height="260%" fo:orphans="2" fo:widows="2" fo:text-indent="0cm" style:auto-text-indent="false"/>
      <style:text-properties fo:font-variant="normal" fo:text-transform="none" fo:color="#222626" style:font-name="muli" fo:letter-spacing="normal" fo:font-style="normal" fo:font-weight="normal"/>
    </style:style>
    <style:style style:name="T1" style:family="text">
      <style:text-properties officeooo:rsid="0020e0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REST Constraints:</text:h>
      <text:h text:style-name="P1" text:outline-level="3"/>
      <text:h text:style-name="P1" text:outline-level="3"><text:bookmark text:name="1-client-server-architecture"/>1. Client-server architecture</text:h>
      <text:p text:style-name="P4"/>
      <text:p text:style-name="P5">An API’s job is to connect two pieces of software without limiting their own functionalities. This objective is one of the core restrictions of REST: the client (that makes requests) and the server (that gives responses) stay separate and independent.</text:p>
      <text:p text:style-name="P5"/>
      <text:h text:style-name="P3" text:outline-level="3"><text:bookmark text:name="2-statelessness"/>2. Statelessness</text:h>
      <text:p text:style-name="P5">For an API to be stateless, it has to handle calls independently of each other. Each API call has to contain the data and commands necessary to complete the desired action.</text:p>
      <text:p text:style-name="P5"/>
      <text:h text:style-name="P3" text:outline-level="3"><text:bookmark text:name="3-uniform-interface"/>3. Uniform Interface</text:h>
      <text:p text:style-name="P5">While the client and the server change in different ways, it’s important that the API can still facilitate communication. To that end, REST APIs impose a uniform interface that can easily accommodate all connected software.</text:p>
      <text:p text:style-name="P5">In most cases, that interface is based on the HTTP protocols. </text:p>
      <text:h text:style-name="P3" text:outline-level="3"><text:bookmark text:name="4-layered-system"/><text:soft-page-break/>4. Layered system</text:h>
      <text:p text:style-name="P5">To keep the API easy to understand and scale, RESTful architecture dictates that the design is structured into layers that operate together.</text:p>
      <text:p text:style-name="P5">With a clear hierarchy for these layers, executing a command means that each layer does its function and then sends the data to the next one. Connected layers communicate with each other, but not with every component of the program. This way, the overall security of the API is also improved.</text:p>
      <text:p text:style-name="P5"/>
      <text:h text:style-name="P3" text:outline-level="3"><text:bookmark text:name="5-cacheability"/>5. Cacheability</text:h>
      <text:p text:style-name="P5"><text:span text:style-name="T1">T</text:span>he client has the option to locally store certain pieces of data for a predetermined period of time. When they make a request for that data, instead of the server sending it again, they use the stored version.</text:p>
      <text:p text:style-name="P5">The result is simple: instead of the client sending several difficult or costly requests in a short span of time, they only have to do it once.</text:p>
      <text:p text:style-name="P5"/>
      <text:h text:style-name="P3" text:outline-level="3"><text:bookmark text:name="6-code-on-demand"/>6. Code on Demand</text:h>
      <text:p text:style-name="P5">The concept is to allow code or applets to be sent through the API and used for the application. As you can imagine, unknown code from a shady source could do some damage, so this constraint is best left for internal APIs where you have <text:soft-page-break/>less to fear from hackers and people with bad intentions. Another drawback is that the code has to be in the appropriate programming language for the application, which isn’t always the case.</text:p>
      <text:p text:style-name="P5">The upside is that “code on demand” can help the client implement their own features on the go, with less work being necessary on the API or server. In essence, it permits the whole system to be much more scalable and agile.</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expo-serif-pro" svg:font-family="expo-serif-pro, serif"/>
    <style:font-face style:name="muli" svg:font-family="mul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9:10:31.122161947</meta:creation-date>
    <dc:date>2022-03-31T19:17:34.959906990</dc:date>
    <meta:editing-duration>PT7M1S</meta:editing-duration>
    <meta:editing-cycles>6</meta:editing-cycles>
    <meta:generator>LibreOffice/6.4.7.2$Linux_X86_64 LibreOffice_project/40$Build-2</meta:generator>
    <meta:document-statistic meta:table-count="0" meta:image-count="0" meta:object-count="0" meta:page-count="3" meta:paragraph-count="18" meta:word-count="393" meta:character-count="2277" meta:non-whitespace-character-count="1899"/>
  </office:meta>
</office:document-meta>
</file>